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T1" style:family="text">
      <style:text-properties fo:color="#000080" style:font-name="arial" fo:font-size="18pt"/>
    </style:style>
    <style:style style:name="T2" style:family="text">
      <style:text-properties style:font-name="arial"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orkshop Software Livre segue hoje no fisl13</text:span><text:line-break/><text:line-break/><text:span text:style-name="Strong_20_Emphasis"><text:span text:style-name="T2">WSL apresenta 21 pesquisas científicas divididas em sete sessões técnicas durante o 13º Fórum Internacional Software Livre</text:span></text:span><text:line-break/></text:p>
      <text:p text:style-name="P3"><text:line-break/><text:span text:style-name="T2">Nesta sexta-feira, dia 27 de julho, tem continuação no 13º Fórum Internacional Software Livre as apresentações do Workshop Software Livre (WSL). Na tarde de ontem foram apresentadas três das sete sessões técnicas do workshop, além da palestra do convidado especial desta edição, o pesquisador da Universidade Rey Juan Carlos, da Espanha, Gregório Robles.</text:span><text:line-break/><text:line-break/><text:span text:style-name="T2">Paulo Meirelles, um dos coordenador do WSL no fisl13, salientou como diferencial desta edição a maior participação de pesquisadores de outros estados brasileiros e países da América Latina. "Demos o primeiro passo para tornar o WSL um evento de maior relevância para a inscrição de trabalhos acadêmicos e buscaremos classificação pela CAPES a partir do próximo ano", afirmou.</text:span><text:line-break/><text:line-break/><text:span text:style-name="T2">Nesta sexta-feira as apresentações iniciam às 14h, na sala 40A painéis do prédio 40 da PUCRS.</text:span><text:line-break/><text:line-break/><text:span text:style-name="T2">A publicação que reúne os trabalhos apresentados já está disponível no site do fisl13 (www.softwarelivre.org/ws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7T10:53:29</meta:creation-date>
    <dc:date>2012-07-27T11:14:16</dc:date>
    <dc:creator>Fisl 13 </dc:creator>
    <meta:editing-duration>PT5M20S</meta:editing-duration>
    <meta:editing-cycles>3</meta:editing-cycles>
    <meta:generator>LibreOffice/3.5$Linux_x86 LibreOffice_project/350m1$Build-3</meta:generator>
    <meta:document-statistic meta:table-count="0" meta:image-count="0" meta:object-count="0" meta:page-count="1" meta:paragraph-count="2" meta:word-count="166" meta:character-count="1112" meta:non-whitespace-character-count="942"/>
  </office:meta>
</office:document-meta>
</file>